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74cm" fo:min-width="3.814cm"/>
    </style:style>
    <style:style style:name="gr2" style:family="graphic" style:parent-style-name="standard">
      <style:graphic-properties draw:textarea-horizontal-align="justify" draw:textarea-vertical-align="middle" draw:auto-grow-height="false" fo:min-height="0.74cm" fo:min-width="3.814cm"/>
    </style:style>
    <style:style style:name="gr3" style:family="graphic" style:parent-style-name="standard">
      <style:graphic-properties draw:textarea-horizontal-align="justify" draw:textarea-vertical-align="middle" draw:auto-grow-height="false" fo:min-height="1.8cm" fo:min-width="1.7cm"/>
    </style:style>
    <style:style style:name="gr4" style:family="graphic" style:parent-style-name="standard">
      <style:graphic-properties draw:textarea-horizontal-align="justify" draw:textarea-vertical-align="middle" draw:auto-grow-height="false" fo:min-height="1.45cm" fo:min-width="1.3cm"/>
    </style:style>
    <style:style style:name="gr5" style:family="graphic" style:parent-style-name="standard">
      <style:graphic-properties draw:textarea-horizontal-align="justify" draw:textarea-vertical-align="middle" draw:auto-grow-height="false" fo:min-height="1.45cm" fo:min-width="5.8cm"/>
    </style:style>
    <style:style style:name="gr6" style:family="graphic" style:parent-style-name="standard">
      <style:graphic-properties draw:stroke="none" svg:stroke-color="#000000" draw:fill="none" draw:fill-color="#ffffff" fo:min-height="0.712cm"/>
    </style:style>
    <style:style style:name="gr7" style:family="graphic" style:parent-style-name="standard">
      <style:graphic-properties draw:textarea-horizontal-align="justify" draw:textarea-vertical-align="middle" draw:auto-grow-height="false" fo:min-height="0.57cm" fo:min-width="6.174cm"/>
    </style:style>
    <style:style style:name="gr8" style:family="graphic" style:parent-style-name="standard">
      <style:graphic-properties draw:textarea-horizontal-align="justify" draw:textarea-vertical-align="middle" draw:auto-grow-height="false" fo:min-height="1.75cm" fo:min-width="6cm"/>
    </style:style>
    <style:style style:name="gr9" style:family="graphic" style:parent-style-name="standard">
      <style:graphic-properties draw:textarea-horizontal-align="justify" draw:textarea-vertical-align="middle" draw:auto-grow-height="false" fo:min-height="1.072cm" fo:min-width="5.664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draw:textarea-horizontal-align="justify" draw:textarea-vertical-align="middle" draw:auto-grow-height="false" fo:min-height="2cm" fo:min-width="1.7cm"/>
    </style:style>
    <style:style style:name="gr12" style:family="graphic" style:parent-style-name="standard">
      <style:graphic-properties draw:textarea-horizontal-align="justify" draw:textarea-vertical-align="middle" draw:auto-grow-height="false" fo:min-height="0.884cm" fo:min-width="4.538cm"/>
    </style:style>
    <style:style style:name="gr13" style:family="graphic" style:parent-style-name="standard">
      <style:graphic-properties draw:textarea-horizontal-align="justify" draw:textarea-vertical-align="middle" draw:auto-grow-height="false" fo:min-height="0.812cm" fo:min-width="4.098cm"/>
    </style:style>
    <style:style style:name="gr14" style:family="graphic" style:parent-style-name="standard">
      <style:graphic-properties draw:textarea-horizontal-align="justify" draw:textarea-vertical-align="middle" draw:auto-grow-height="false" fo:min-height="1.024cm" fo:min-width="4.168cm"/>
    </style:style>
    <style:style style:name="gr15" style:family="graphic" style:parent-style-name="standard">
      <style:graphic-properties draw:textarea-horizontal-align="justify" draw:textarea-vertical-align="middle" draw:auto-grow-height="false" fo:min-height="0.821cm" fo:min-width="5.042cm"/>
    </style:style>
    <style:style style:name="gr16" style:family="graphic" style:parent-style-name="standard">
      <style:graphic-properties draw:textarea-horizontal-align="justify" draw:textarea-vertical-align="middle" draw:auto-grow-height="false" fo:min-height="0.821cm" fo:min-width="5.294cm"/>
    </style:style>
    <style:style style:name="gr17" style:family="graphic" style:parent-style-name="standard">
      <style:graphic-properties draw:textarea-horizontal-align="justify" draw:textarea-vertical-align="middle" draw:auto-grow-height="false" fo:min-height="1.55cm" fo:min-width="6.6cm"/>
    </style:style>
    <style:style style:name="gr18" style:family="graphic" style:parent-style-name="standard">
      <style:graphic-properties draw:textarea-horizontal-align="justify" draw:textarea-vertical-align="middle" draw:auto-grow-height="false" fo:min-height="1.164cm" fo:min-width="4.31cm"/>
    </style:style>
    <style:style style:name="gr19" style:family="graphic" style:parent-style-name="standard">
      <style:graphic-properties draw:textarea-horizontal-align="justify" draw:textarea-vertical-align="middle" draw:auto-grow-height="false" fo:min-height="0.946cm" fo:min-width="5.42cm"/>
    </style:style>
    <style:style style:name="gr20" style:family="graphic" style:parent-style-name="standard">
      <style:graphic-properties draw:textarea-horizontal-align="justify" draw:textarea-vertical-align="middle" draw:auto-grow-height="false" fo:min-height="1.75cm" fo:min-width="7cm"/>
    </style:style>
    <style:style style:name="gr21" style:family="graphic" style:parent-style-name="standard">
      <style:graphic-properties draw:textarea-horizontal-align="justify" draw:textarea-vertical-align="middle" draw:auto-grow-height="false" fo:min-height="1.85cm" fo:min-width="1.4cm"/>
    </style:style>
    <style:style style:name="gr22" style:family="graphic" style:parent-style-name="standard">
      <style:graphic-properties draw:textarea-horizontal-align="justify" draw:textarea-vertical-align="middle" draw:auto-grow-height="false" fo:min-height="1.15cm" fo:min-width="5cm"/>
    </style:style>
    <style:style style:name="gr23" style:family="graphic" style:parent-style-name="standard">
      <style:graphic-properties draw:textarea-horizontal-align="justify" draw:textarea-vertical-align="middle" draw:auto-grow-height="false" fo:min-height="1.45cm" fo:min-width="4.8cm"/>
    </style:style>
    <style:style style:name="gr24" style:family="graphic" style:parent-style-name="standard">
      <style:graphic-properties draw:textarea-horizontal-align="justify" draw:textarea-vertical-align="middle" draw:auto-grow-height="false" fo:min-height="1.75cm" fo:min-width="1.4cm"/>
    </style:style>
    <style:style style:name="gr25" style:family="graphic" style:parent-style-name="standard">
      <style:graphic-properties draw:textarea-horizontal-align="justify" draw:textarea-vertical-align="middle" draw:auto-grow-height="false" fo:min-height="1.25cm" fo:min-width="4cm"/>
    </style:style>
    <style:style style:name="gr26" style:family="graphic" style:parent-style-name="standard">
      <style:graphic-properties draw:textarea-horizontal-align="justify" draw:textarea-vertical-align="middle" draw:auto-grow-height="false" fo:min-height="1.072cm" fo:min-width="5.35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60pt" style:font-size-asian="60pt" style:font-size-complex="60pt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1cm" svg:height="1.4cm" svg:x="2.2cm" svg:y="1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6.1cm" svg:height="1.4cm" svg:x="9.4cm" svg:y="25.7cm">
          <text:p text:style-name="P1">Sto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4.4cm" svg:height="4.1cm" svg:x="2.5cm" svg:y="9.4cm">
          <text:p text:style-name="P1">If n % 2 == 0</text:p>
          <text:p text:style-name="P1">And n == 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draw:layer="layout" svg:width="3.6cm" svg:height="3.4cm" svg:x="11.8cm" svg:y="13.4cm">
          <text:p text:style-name="P1">If n%i ==0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1" draw:layer="layout" svg:width="6.3cm" svg:height="1.7cm" svg:x="10.5cm" svg:y="18.4cm">
          <text:p text:style-name="P1">Counter++</text:p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2cm" svg:height="0.962cm" svg:x="4cm" svg:y="2.1cm">
          <draw:text-box>
            <text:p>Start</text:p>
          </draw:text-box>
        </draw:frame>
        <draw:custom-shape draw:style-name="gr7" draw:text-style-name="P1" draw:layer="layout" svg:width="10.6cm" svg:height="1.3cm" svg:x="-0.2cm" svg:y="4.1cm">
          <text:p text:style-name="P1">Input n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" draw:text-style-name="P1" draw:layer="layout" svg:width="6.5cm" svg:height="2cm" svg:x="1.6cm" svg:y="6.5cm">
          <text:p text:style-name="P1">Counter = 0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9.8cm" svg:height="2.1cm" svg:x="8.7cm" svg:y="10.3cm">
          <text:p text:style-name="P1">For i = n to 1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10" draw:text-style-name="P4" draw:layer="layout" svg:x1="5.1cm" svg:y1="3.1cm" svg:x2="5.1cm" svg:y2="4.3cm">
          <text:p/>
        </draw:line>
        <draw:line draw:style-name="gr10" draw:text-style-name="P4" draw:layer="layout" svg:x1="5.2cm" svg:y1="5.5cm" svg:x2="5.2cm" svg:y2="6.7cm">
          <text:p/>
        </draw:line>
        <draw:line draw:style-name="gr10" draw:text-style-name="P4" draw:layer="layout" svg:x1="4.7cm" svg:y1="8.6cm" svg:x2="4.7cm" svg:y2="9.7cm">
          <text:p/>
        </draw:line>
        <draw:line draw:style-name="gr10" draw:text-style-name="P4" draw:layer="layout" svg:x1="6.8cm" svg:y1="11.5cm" svg:x2="7.9cm" svg:y2="11.5cm">
          <text:p/>
        </draw:line>
        <draw:line draw:style-name="gr10" draw:text-style-name="P4" draw:layer="layout" svg:x1="18.5cm" svg:y1="11.3cm" svg:x2="18.5cm" svg:y2="15.1cm">
          <text:p/>
        </draw:line>
        <draw:line draw:style-name="gr10" draw:text-style-name="P4" draw:layer="layout" svg:x1="13.6cm" svg:y1="16.9cm" svg:x2="13.6cm" svg:y2="18.6cm">
          <text:p/>
        </draw:line>
        <draw:line draw:style-name="gr10" draw:text-style-name="P4" draw:layer="layout" svg:x1="13.6cm" svg:y1="13.5cm" svg:x2="13.6cm" svg:y2="12.2cm">
          <text:p/>
        </draw:line>
        <draw:line draw:style-name="gr10" draw:text-style-name="P4" draw:layer="layout" svg:x1="18.6cm" svg:y1="14.8cm" svg:x2="15.4cm" svg:y2="15.1cm">
          <text:p/>
        </draw:line>
        <draw:custom-shape draw:style-name="gr11" draw:text-style-name="P1" draw:layer="layout" svg:width="4.4cm" svg:height="4.5cm" svg:x="4.6cm" svg:y="14.7cm">
          <text:p text:style-name="P1">If counter == 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0" draw:text-style-name="P4" draw:layer="layout" svg:x1="7.6cm" svg:y1="11.5cm" svg:x2="7.6cm" svg:y2="9.4cm">
          <text:p/>
        </draw:line>
        <draw:line draw:style-name="gr10" draw:text-style-name="P4" draw:layer="layout" svg:x1="7.6cm" svg:y1="9.6cm" svg:x2="13.7cm" svg:y2="9.5cm">
          <text:p/>
        </draw:line>
        <draw:line draw:style-name="gr10" draw:text-style-name="P4" draw:layer="layout" svg:x1="13.7cm" svg:y1="9.4cm" svg:x2="13.7cm" svg:y2="10.6cm">
          <text:p/>
        </draw:line>
        <draw:custom-shape draw:style-name="gr12" draw:text-style-name="P1" draw:layer="layout" svg:width="8cm" svg:height="1.8cm" svg:x="2.5cm" svg:y="20.9cm">
          <text:p text:style-name="P1">Print “Prime”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2" draw:text-style-name="P1" draw:layer="layout" svg:width="8cm" svg:height="1.8cm" svg:x="0.9cm" svg:y="23.6cm">
          <text:p text:style-name="P1">Print “Not prime”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10" draw:text-style-name="P4" draw:layer="layout" svg:x1="2.5cm" svg:y1="11.4cm" svg:x2="2cm" svg:y2="24.8cm">
          <text:p/>
        </draw:line>
        <draw:line draw:style-name="gr10" draw:text-style-name="P4" draw:layer="layout" svg:x1="8.799cm" svg:y1="14.7cm" svg:x2="6.6cm" svg:y2="14.76cm">
          <text:p/>
        </draw:line>
        <draw:line draw:style-name="gr10" draw:text-style-name="P4" draw:layer="layout" svg:x1="8.7cm" svg:y1="11.4cm" svg:x2="8.8cm" svg:y2="14.8cm">
          <text:p/>
        </draw:line>
        <draw:line draw:style-name="gr10" draw:text-style-name="P4" draw:layer="layout" svg:x1="4.7cm" svg:y1="17cm" svg:x2="2.2cm" svg:y2="17.1cm">
          <text:p/>
        </draw:line>
        <draw:line draw:style-name="gr10" draw:text-style-name="P4" draw:layer="layout" svg:x1="6.8cm" svg:y1="19.3cm" svg:x2="6.8cm" svg:y2="20.9cm">
          <text:p/>
        </draw:line>
        <draw:line draw:style-name="gr10" draw:text-style-name="P4" draw:layer="layout" svg:x1="9.7cm" svg:y1="21.9cm" svg:x2="12.7cm" svg:y2="21.9cm">
          <text:p/>
        </draw:line>
        <draw:line draw:style-name="gr10" draw:text-style-name="P4" draw:layer="layout" svg:x1="12.6cm" svg:y1="22cm" svg:x2="12.6cm" svg:y2="25.7cm">
          <text:p/>
        </draw:line>
        <draw:line draw:style-name="gr10" draw:text-style-name="P4" draw:layer="layout" svg:x1="8cm" svg:y1="24.5cm" svg:x2="12.9cm" svg:y2="24.4cm">
          <text:p/>
        </draw:line>
      </draw:page>
      <draw:page draw:name="page2" draw:style-name="dp1" draw:master-page-name="Default">
        <draw:custom-shape draw:style-name="gr13" draw:text-style-name="P1" draw:layer="layout" svg:width="6.5cm" svg:height="1.5cm" svg:x="7.3cm" svg:y="4.1cm">
          <text:p text:style-name="P1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6.6cm" svg:height="1.8cm" svg:x="6.5cm" svg:y="16.2cm">
          <text:p text:style-name="P1">sto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8.8cm" svg:height="1.7cm" svg:x="6.1cm" svg:y="6.9cm">
          <text:p text:style-name="P1">Input n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6" draw:text-style-name="P1" draw:layer="layout" svg:width="9.2cm" svg:height="1.7cm" svg:x="5.4cm" svg:y="12.9cm">
          <text:p text:style-name="P1">Output sum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7" draw:text-style-name="P1" draw:layer="layout" svg:width="7.1cm" svg:height="1.8cm" svg:x="6.6cm" svg:y="9.9cm">
          <text:p text:style-name="P1">Sum = n(n+1)/2</text:p>
          <draw:enhanced-geometry svg:viewBox="0 0 21600 21600" draw:type="rectangle" draw:enhanced-path="M 0 0 L 21600 0 21600 21600 0 21600 0 0 Z N"/>
        </draw:custom-shape>
        <draw:line draw:style-name="gr10" draw:text-style-name="P4" draw:layer="layout" svg:x1="10.6cm" svg:y1="5.7cm" svg:x2="10.6cm" svg:y2="7.1cm">
          <text:p/>
        </draw:line>
        <draw:line draw:style-name="gr10" draw:text-style-name="P4" draw:layer="layout" svg:x1="10.6cm" svg:y1="8.7cm" svg:x2="10.7cm" svg:y2="10.2cm">
          <text:p/>
        </draw:line>
        <draw:line draw:style-name="gr10" draw:text-style-name="P4" draw:layer="layout" svg:x1="10.3cm" svg:y1="11.6cm" svg:x2="10.3cm" svg:y2="13.3cm">
          <text:p/>
        </draw:line>
        <draw:line draw:style-name="gr10" draw:text-style-name="P4" draw:layer="layout" svg:x1="10cm" svg:y1="14.6cm" svg:x2="10cm" svg:y2="16.7cm">
          <text:p/>
        </draw:line>
      </draw:page>
      <draw:page draw:name="page3" draw:style-name="dp1" draw:master-page-name="Default">
        <draw:custom-shape draw:style-name="gr13" draw:text-style-name="P1" draw:layer="layout" svg:width="6.5cm" svg:height="1.5cm" svg:x="7.301cm" svg:y="4.101cm">
          <text:p text:style-name="P1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6.6cm" svg:height="1.8cm" svg:x="6.501cm" svg:y="16.201cm">
          <text:p text:style-name="P1">sto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8.8cm" svg:height="1.7cm" svg:x="6.101cm" svg:y="6.901cm">
          <text:p text:style-name="P1">Input f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7" draw:text-style-name="P1" draw:layer="layout" svg:width="7.1cm" svg:height="1.8cm" svg:x="6.601cm" svg:y="9.901cm">
          <text:p text:style-name="P1">C = (5/9 * f) - 32</text:p>
          <draw:enhanced-geometry svg:viewBox="0 0 21600 21600" draw:type="rectangle" draw:enhanced-path="M 0 0 L 21600 0 21600 21600 0 21600 0 0 Z N"/>
        </draw:custom-shape>
        <draw:line draw:style-name="gr10" draw:text-style-name="P4" draw:layer="layout" svg:x1="10.601cm" svg:y1="5.701cm" svg:x2="10.601cm" svg:y2="7.101cm">
          <text:p/>
        </draw:line>
        <draw:line draw:style-name="gr10" draw:text-style-name="P4" draw:layer="layout" svg:x1="10.601cm" svg:y1="8.701cm" svg:x2="10.701cm" svg:y2="10.201cm">
          <text:p/>
        </draw:line>
        <draw:line draw:style-name="gr10" draw:text-style-name="P4" draw:layer="layout" svg:x1="10.301cm" svg:y1="11.601cm" svg:x2="10.301cm" svg:y2="13.301cm">
          <text:p/>
        </draw:line>
        <draw:line draw:style-name="gr10" draw:text-style-name="P4" draw:layer="layout" svg:x1="10.001cm" svg:y1="14.601cm" svg:x2="10.001cm" svg:y2="16.701cm">
          <text:p/>
        </draw:line>
        <draw:custom-shape draw:style-name="gr16" draw:text-style-name="P1" draw:layer="layout" svg:width="9.2cm" svg:height="1.7cm" svg:x="5.401cm" svg:y="12.901cm">
          <text:p text:style-name="P1">Output C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</draw:page>
      <draw:page draw:name="page4" draw:style-name="dp1" draw:master-page-name="Default">
        <draw:custom-shape draw:style-name="gr18" draw:text-style-name="P1" draw:layer="layout" svg:width="6.8cm" svg:height="2cm" svg:x="7cm" svg:y="1.4cm">
          <text:p text:style-name="P1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9.4cm" svg:height="1.9cm" svg:x="5.4cm" svg:y="4.2cm">
          <text:p text:style-name="P1">Input a,b,c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0" draw:text-style-name="P1" draw:layer="layout" svg:width="7.5cm" svg:height="2cm" svg:x="6.1cm" svg:y="7.3cm">
          <text:p text:style-name="P1">Largest = a, smallest = b</text:p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3.8cm" svg:height="4.2cm" svg:x="8cm" svg:y="10cm">
          <text:p text:style-name="P1">If</text:p>
          <text:p text:style-name="P1">B &gt; largest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1" draw:layer="layout" svg:width="5.5cm" svg:height="1.4cm" svg:x="2.4cm" svg:y="13.9cm">
          <text:p text:style-name="P1">Largest = b</text:p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5.3cm" svg:height="1.7cm" svg:x="2.3cm" svg:y="16.7cm">
          <text:p text:style-name="P1">Smallest = a</text:p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3.8cm" svg:height="4cm" svg:x="12cm" svg:y="14.3cm">
          <text:p text:style-name="P1">If</text:p>
          <text:p text:style-name="P1">c &gt; largest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5" draw:text-style-name="P1" draw:layer="layout" svg:width="4.5cm" svg:height="1.5cm" svg:x="14.2cm" svg:y="19.2cm">
          <text:p text:style-name="P1">Largest = c</text:p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3.8cm" svg:height="4cm" svg:x="8.5cm" svg:y="18.2cm">
          <text:p text:style-name="P1">If</text:p>
          <text:p text:style-name="P1">c &lt;smallest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5" draw:text-style-name="P1" draw:layer="layout" svg:width="4.5cm" svg:height="1.5cm" svg:x="2.7cm" svg:y="19.4cm">
          <text:p text:style-name="P1">smallest = c</text:p>
          <draw:enhanced-geometry svg:viewBox="0 0 21600 21600" draw:type="rectangle" draw:enhanced-path="M 0 0 L 21600 0 21600 21600 0 21600 0 0 Z N"/>
        </draw:custom-shape>
        <draw:custom-shape draw:style-name="gr26" draw:text-style-name="P1" draw:layer="layout" svg:width="9.3cm" svg:height="2.1cm" svg:x="2.2cm" svg:y="24.8cm">
          <text:p text:style-name="P1">Print largest, smallest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8" draw:text-style-name="P1" draw:layer="layout" svg:width="6.8cm" svg:height="2cm" svg:x="13.4cm" svg:y="24.9cm">
          <text:p text:style-name="P1">sto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4" draw:layer="layout" svg:x1="10.5cm" svg:y1="3.4cm" svg:x2="10.5cm" svg:y2="4.7cm">
          <text:p/>
        </draw:line>
        <draw:line draw:style-name="gr10" draw:text-style-name="P4" draw:layer="layout" svg:x1="9.6cm" svg:y1="6.1cm" svg:x2="9.6cm" svg:y2="7.6cm">
          <text:p/>
        </draw:line>
        <draw:line draw:style-name="gr10" draw:text-style-name="P4" draw:layer="layout" svg:x1="9.9cm" svg:y1="9.2cm" svg:x2="9.9cm" svg:y2="10.4cm">
          <text:p/>
        </draw:line>
        <draw:line draw:style-name="gr10" draw:text-style-name="P4" draw:layer="layout" svg:x1="7.9cm" svg:y1="12.2cm" svg:x2="4.9cm" svg:y2="12.2cm">
          <text:p/>
        </draw:line>
        <draw:line draw:style-name="gr10" draw:text-style-name="P4" draw:layer="layout" svg:x1="5.1cm" svg:y1="12.2cm" svg:x2="5.1cm" svg:y2="14.1cm">
          <text:p/>
        </draw:line>
        <draw:line draw:style-name="gr10" draw:text-style-name="P4" draw:layer="layout" svg:x1="5.2cm" svg:y1="15.4cm" svg:x2="5.2cm" svg:y2="16.9cm">
          <text:p/>
        </draw:line>
        <draw:line draw:style-name="gr10" draw:text-style-name="P4" draw:layer="layout" svg:x1="7.6cm" svg:y1="17.4cm" svg:x2="12.3cm" svg:y2="16.3cm">
          <text:p/>
        </draw:line>
        <draw:line draw:style-name="gr10" draw:text-style-name="P4" draw:layer="layout" svg:x1="14cm" svg:y1="18.3cm" svg:x2="10.2cm" svg:y2="18.2cm">
          <text:p/>
        </draw:line>
        <draw:line draw:style-name="gr10" draw:text-style-name="P4" draw:layer="layout" svg:x1="16cm" svg:y1="16.4cm" svg:x2="16.1cm" svg:y2="19.2cm">
          <text:p/>
        </draw:line>
        <draw:line draw:style-name="gr10" draw:text-style-name="P4" draw:layer="layout" svg:x1="10.3cm" svg:y1="22.3cm" svg:x2="10.3cm" svg:y2="24.9cm">
          <text:p/>
        </draw:line>
        <draw:line draw:style-name="gr10" draw:text-style-name="P4" draw:layer="layout" svg:x1="8.4cm" svg:y1="20.1cm" svg:x2="7.2cm" svg:y2="20.2cm">
          <text:p/>
        </draw:line>
        <draw:line draw:style-name="gr10" draw:text-style-name="P4" draw:layer="layout" svg:x1="5.2cm" svg:y1="20.9cm" svg:x2="5.2cm" svg:y2="23cm">
          <text:p/>
        </draw:line>
        <draw:line draw:style-name="gr10" draw:text-style-name="P4" draw:layer="layout" svg:x1="5.1cm" svg:y1="22.7cm" svg:x2="10.4cm" svg:y2="22.7cm">
          <text:p/>
        </draw:line>
        <draw:line draw:style-name="gr10" draw:text-style-name="P4" draw:layer="layout" svg:x1="16.3cm" svg:y1="20.9cm" svg:x2="16.3cm" svg:y2="22.9cm">
          <text:p/>
        </draw:line>
        <draw:line draw:style-name="gr10" draw:text-style-name="P4" draw:layer="layout" svg:x1="16.3cm" svg:y1="22.5cm" svg:x2="10.4cm" svg:y2="22.6cm">
          <text:p/>
        </draw:line>
        <draw:line draw:style-name="gr10" draw:text-style-name="P4" draw:layer="layout" svg:x1="10.4cm" svg:y1="25.9cm" svg:x2="13.4cm" svg:y2="25.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12-08T13:47:40.433198463</meta:creation-date>
    <dc:date>2021-12-08T15:20:52.434960840</dc:date>
    <meta:editing-duration>PT22M19S</meta:editing-duration>
    <meta:editing-cycles>2</meta:editing-cycles>
    <meta:generator>LibreOffice/5.1.6.2$Linux_X86_64 LibreOffice_project/10m0$Build-2</meta:generator>
    <meta:document-statistic meta:object-count="77"/>
  </office:meta>
</office:document-meta>
</file>